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2543in" svg:height="9.485in" svg:x="5.3992in" svg:y="0.3563in">
            <draw:object draw:notify-on-update-of-ranges="Sheet1.A3:Sheet1.A10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882in" svg:height="6.7657in" svg:x="7.4472in" svg:y="9.9764in">
            <draw:object draw:notify-on-update-of-ranges="Sheet1.A24:Sheet1.A31 Sheet1.B24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 simdee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e</text:p>
          </table:table-cell>
          <table:table-cell office:value-type="string" calcext:value-type="string">
            <text:p>pint/s</text:p>
          </table:table-cell>
          <table:table-cell office:value-type="string" calcext:value-type="string">
            <text:p>pint/s Tmax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gb/s (ff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formula="of:=[.B3]*[.A3]" office:value-type="float" office:value="1.68" calcext:value-type="float">
            <text:p>1.68</text:p>
          </table:table-cell>
          <table:table-cell table:formula="of:=[.B3]/[.C3]" office:value-type="float" office:value="1" calcext:value-type="float">
            <text:p>1</text:p>
          </table:table-cell>
          <table:table-cell table:formula="of:=[.B3]*4"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table:formula="of:=[.B3]*[.A4]" office:value-type="float" office:value="3.36" calcext:value-type="float">
            <text:p>3.36</text:p>
          </table:table-cell>
          <table:table-cell table:formula="of:=[.B4]/[.C4]" office:value-type="float" office:value="0.9375" calcext:value-type="float">
            <text:p>0.9375</text:p>
          </table:table-cell>
          <table:table-cell table:formula="of:=[.B4]*4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9" calcext:value-type="float">
            <text:p>5.09</text:p>
          </table:table-cell>
          <table:table-cell table:formula="of:=[.B3]*[.A5]" office:value-type="float" office:value="6.72" calcext:value-type="float">
            <text:p>6.72</text:p>
          </table:table-cell>
          <table:table-cell table:formula="of:=[.B5]/[.C5]" office:value-type="float" office:value="0.757440476190476" calcext:value-type="float">
            <text:p>0.757440476190476</text:p>
          </table:table-cell>
          <table:table-cell table:formula="of:=[.B5]*4"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5.99</text:p>
          </table:table-cell>
          <table:table-cell table:formula="of:=[.B3]*[.A6]" office:value-type="float" office:value="10.08" calcext:value-type="float">
            <text:p>10.08</text:p>
          </table:table-cell>
          <table:table-cell table:formula="of:=[.B6]/[.C6]" office:value-type="float" office:value="0.594246031746032" calcext:value-type="float">
            <text:p>0.594246031746032</text:p>
          </table:table-cell>
          <table:table-cell table:formula="of:=[.B6]*4"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table:formula="of:=[.B3]*[.A7]" office:value-type="float" office:value="13.44" calcext:value-type="float">
            <text:p>13.44</text:p>
          </table:table-cell>
          <table:table-cell table:formula="of:=[.B7]/[.C7]" office:value-type="float" office:value="0.46875" calcext:value-type="float">
            <text:p>0.46875</text:p>
          </table:table-cell>
          <table:table-cell table:formula="of:=[.B7]*4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3" calcext:value-type="float">
            <text:p>6.33</text:p>
          </table:table-cell>
          <table:table-cell table:formula="of:=[.B3]*[.A8]" office:value-type="float" office:value="20.16" calcext:value-type="float">
            <text:p>20.16</text:p>
          </table:table-cell>
          <table:table-cell table:formula="of:=[.B8]/[.C8]" office:value-type="float" office:value="0.313988095238095" calcext:value-type="float">
            <text:p>0.313988095238095</text:p>
          </table:table-cell>
          <table:table-cell table:formula="of:=[.B8]*4"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25" calcext:value-type="float">
            <text:p>6.25</text:p>
          </table:table-cell>
          <table:table-cell table:formula="of:=[.B3]*[.A9]" office:value-type="float" office:value="26.88" calcext:value-type="float">
            <text:p>26.88</text:p>
          </table:table-cell>
          <table:table-cell table:formula="of:=[.B9]/[.C9]" office:value-type="float" office:value="0.232514880952381" calcext:value-type="float">
            <text:p>0.232514880952381</text:p>
          </table:table-cell>
          <table:table-cell table:formula="of:=[.B9]*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95" calcext:value-type="float">
            <text:p>5.95</text:p>
          </table:table-cell>
          <table:table-cell table:formula="of:=[.B3]*[.A10]" office:value-type="float" office:value="40.32" calcext:value-type="float">
            <text:p>40.32</text:p>
          </table:table-cell>
          <table:table-cell table:formula="of:=[.B10]/[.C10]" office:value-type="float" office:value="0.147569444444444" calcext:value-type="float">
            <text:p>0.147569444444444</text:p>
          </table:table-cell>
          <table:table-cell table:formula="of:=[.B10]*4" office:value-type="float" office:value="23.8" calcext:value-type="float">
            <text:p>23.8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par si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e</text:p>
          </table:table-cell>
          <table:table-cell office:value-type="string" calcext:value-type="string">
            <text:p>pint/s</text:p>
          </table:table-cell>
          <table:table-cell office:value-type="string" calcext:value-type="string">
            <text:p>pint/s Tmax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gb/s (ff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formula="of:=[.B24]*[.A24]" office:value-type="float" office:value="0.95" calcext:value-type="float">
            <text:p>0.95</text:p>
          </table:table-cell>
          <table:table-cell table:formula="of:=[.B24]/[.C24]" office:value-type="float" office:value="1" calcext:value-type="float">
            <text:p>1</text:p>
          </table:table-cell>
          <table:table-cell table:formula="of:=[.B24]*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formula="of:=[.B24]*[.A25]" office:value-type="float" office:value="1.9" calcext:value-type="float">
            <text:p>1.9</text:p>
          </table:table-cell>
          <table:table-cell table:formula="of:=[.B25]/[.C25]" office:value-type="float" office:value="0.978947368421052" calcext:value-type="float">
            <text:p>0.978947368421052</text:p>
          </table:table-cell>
          <table:table-cell table:formula="of:=[.B25]*4"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2" calcext:value-type="float">
            <text:p>3.12</text:p>
          </table:table-cell>
          <table:table-cell table:formula="of:=[.B24]*[.A26]" office:value-type="float" office:value="3.8" calcext:value-type="float">
            <text:p>3.8</text:p>
          </table:table-cell>
          <table:table-cell table:formula="of:=[.B26]/[.C26]" office:value-type="float" office:value="0.821052631578947" calcext:value-type="float">
            <text:p>0.821052631578947</text:p>
          </table:table-cell>
          <table:table-cell table:formula="of:=[.B26]*4"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2" calcext:value-type="float">
            <text:p>4.12</text:p>
          </table:table-cell>
          <table:table-cell table:formula="of:=[.B24]*[.A27]" office:value-type="float" office:value="5.7" calcext:value-type="float">
            <text:p>5.7</text:p>
          </table:table-cell>
          <table:table-cell table:formula="of:=[.B27]/[.C27]" office:value-type="float" office:value="0.72280701754386" calcext:value-type="float">
            <text:p>0.72280701754386</text:p>
          </table:table-cell>
          <table:table-cell table:formula="of:=[.B27]*4" office:value-type="float" office:value="16.48" calcext:value-type="float">
            <text:p>16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table:formula="of:=[.B24]*[.A28]" office:value-type="float" office:value="7.6" calcext:value-type="float">
            <text:p>7.6</text:p>
          </table:table-cell>
          <table:table-cell table:formula="of:=[.B28]/[.C28]" office:value-type="float" office:value="0.648684210526316" calcext:value-type="float">
            <text:p>0.648684210526316</text:p>
          </table:table-cell>
          <table:table-cell table:formula="of:=[.B28]*4" office:value-type="float" office:value="19.72" calcext:value-type="float">
            <text:p>19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8" calcext:value-type="float">
            <text:p>4.98</text:p>
          </table:table-cell>
          <table:table-cell table:formula="of:=[.B24]*[.A29]" office:value-type="float" office:value="11.4" calcext:value-type="float">
            <text:p>11.4</text:p>
          </table:table-cell>
          <table:table-cell table:formula="of:=[.B29]/[.C29]" office:value-type="float" office:value="0.436842105263158" calcext:value-type="float">
            <text:p>0.436842105263158</text:p>
          </table:table-cell>
          <table:table-cell table:formula="of:=[.B29]*4"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4" calcext:value-type="float">
            <text:p>4.94</text:p>
          </table:table-cell>
          <table:table-cell table:formula="of:=[.B24]*[.A30]" office:value-type="float" office:value="15.2" calcext:value-type="float">
            <text:p>15.2</text:p>
          </table:table-cell>
          <table:table-cell table:formula="of:=[.B30]/[.C30]" office:value-type="float" office:value="0.325" calcext:value-type="float">
            <text:p>0.325</text:p>
          </table:table-cell>
          <table:table-cell table:formula="of:=[.B30]*4"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94" calcext:value-type="float">
            <text:p>4.94</text:p>
          </table:table-cell>
          <table:table-cell table:formula="of:=[.B24]*[.A31]" office:value-type="float" office:value="23.75" calcext:value-type="float">
            <text:p>23.75</text:p>
          </table:table-cell>
          <table:table-cell table:formula="of:=[.B31]/[.C31]" office:value-type="float" office:value="0.208" calcext:value-type="float">
            <text:p>0.208</text:p>
          </table:table-cell>
          <table:table-cell table:formula="of:=[.B31]*4" office:value-type="float" office:value="19.76" calcext:value-type="float">
            <text:p>19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4:43:34.886465233</meta:creation-date>
    <dc:date>2020-06-13T19:12:10.301313454</dc:date>
    <meta:editing-duration>PT4H18M25S</meta:editing-duration>
    <meta:editing-cycles>1</meta:editing-cycles>
    <meta:document-statistic meta:table-count="1" meta:cell-count="92" meta:object-count="2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367cm" svg:height="24.093cm" xlink:href=".." xlink:type="simple" chart:class="chart:scatter" chart:style-name="ch1">
        <chart:legend chart:legend-position="end" svg:x="43.515cm" svg:y="11.747cm" style:legend-expansion="high" chart:style-name="ch2"/>
        <chart:plot-area chart:style-name="ch3" table:cell-range-address="Sheet1.A3:Sheet1.B10" svg:x="2.274cm" svg:y="0.49cm" svg:width="41.659cm" svg:height="23.129cm">
          <chartooo:coordinate-region svg:x="2.71cm" svg:y="0.689cm" svg:width="41.037cm" svg:height="22.2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0" chart:class="chart:scatter">
            <chart:domain table:cell-range-address="Sheet1.A3:Sheet1.A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.68">
                <text:p>1.68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.95">
                <text:p>5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23cm" svg:height="17.186cm" xlink:href=".." xlink:type="simple" chart:class="chart:scatter" chart:style-name="ch1">
        <chart:legend chart:legend-position="end" svg:x="32.171cm" svg:y="8.294cm" style:legend-expansion="high" chart:style-name="ch2"/>
        <chart:plot-area chart:style-name="ch3" table:cell-range-address="Sheet1.A24:Sheet1.B31" svg:x="0.7cm" svg:y="0.343cm" svg:width="30.771cm" svg:height="16.5cm">
          <chartooo:coordinate-region svg:x="1.136cm" svg:y="0.542cm" svg:width="30.148cm" svg:height="15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4:Sheet1.B31" chart:class="chart:scatter">
            <chart:domain table:cell-range-address="Sheet1.A24:Sheet1.A3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4:Sheet1.A31</svg:desc>
                </draw:g>
              </table:table-cell>
              <table:table-cell office:value-type="float" office:value="0.95">
                <text:p>0.95</text:p>
                <draw:g>
                  <svg:desc>Sheet1.B24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.94">
                <text:p>4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